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.669337638598526" calcext:value-type="float">
            <text:p>0.669337638598526</text:p>
          </table:table-cell>
          <table:table-cell office:value-type="float" office:value="0.114425654050175" calcext:value-type="float">
            <text:p>0.114425654050175</text:p>
          </table:table-cell>
        </table:table-row>
        <table:table-row table:style-name="ro1">
          <table:table-cell office:value-type="float" office:value="0.812129970790293" calcext:value-type="float">
            <text:p>0.812129970790293</text:p>
          </table:table-cell>
          <table:table-cell office:value-type="float" office:value="0.066672507683453" calcext:value-type="float">
            <text:p>0.066672507683453</text:p>
          </table:table-cell>
        </table:table-row>
        <table:table-row table:style-name="ro1">
          <table:table-cell office:value-type="float" office:value="0.771818868767237" calcext:value-type="float">
            <text:p>0.771818868767237</text:p>
          </table:table-cell>
          <table:table-cell office:value-type="float" office:value="0.0900393813369578" calcext:value-type="float">
            <text:p>0.090039381336958</text:p>
          </table:table-cell>
        </table:table-row>
        <table:table-row table:style-name="ro1">
          <table:table-cell office:value-type="float" office:value="0.821435459581231" calcext:value-type="float">
            <text:p>0.821435459581231</text:p>
          </table:table-cell>
          <table:table-cell office:value-type="float" office:value="0.0661043372339876" calcext:value-type="float">
            <text:p>0.0661043372339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8T21:39:20.673967677</meta:creation-date>
    <dc:date>2024-02-28T21:59:24.295667163</dc:date>
    <meta:editing-duration>PT9M53S</meta:editing-duration>
    <meta:editing-cycles>1</meta:editing-cycles>
    <meta:document-statistic meta:table-count="1" meta:cell-count="8" meta:object-count="0"/>
    <meta:generator>LibreOffice/6.4.7.2$Linux_X86_64 LibreOffice_project/40$Build-2</meta:generator>
  </office:meta>
</office:document-meta>
</file>